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1a1d8" officeooo:paragraph-rsid="0011a1d8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11a1d8" officeooo:paragraph-rsid="0011a1d8"/>
    </style:style>
    <style:style style:name="P3" style:family="paragraph" style:parent-style-name="Standard">
      <style:text-properties officeooo:paragraph-rsid="0011a1d8"/>
    </style:style>
    <style:style style:name="P4" style:family="paragraph" style:parent-style-name="Standard">
      <style:text-properties officeooo:paragraph-rsid="0013fcca"/>
    </style:style>
    <style:style style:name="P5" style:family="paragraph" style:parent-style-name="Standard">
      <style:text-properties officeooo:rsid="0013fcca" officeooo:paragraph-rsid="0013fcca"/>
    </style:style>
    <style:style style:name="P6" style:family="paragraph" style:parent-style-name="Standard">
      <style:text-properties officeooo:paragraph-rsid="001628bd"/>
    </style:style>
    <style:style style:name="P7" style:family="paragraph" style:parent-style-name="Standard">
      <style:text-properties officeooo:rsid="001628bd" officeooo:paragraph-rsid="001628bd"/>
    </style:style>
    <style:style style:name="P8" style:family="paragraph" style:parent-style-name="Standard">
      <style:text-properties fo:font-variant="normal" fo:text-transform="none" fo:color="#0d0d0d" loext:opacity="100%" style:font-name="S hne" fo:font-size="10.5pt" fo:letter-spacing="normal" fo:font-style="normal" fo:font-weight="normal" officeooo:rsid="0013fcca" officeooo:paragraph-rsid="0011a1d8"/>
    </style:style>
    <style:style style:name="P9" style:family="paragraph" style:parent-style-name="Standard">
      <style:text-properties fo:font-variant="normal" fo:text-transform="none" fo:color="#0d0d0d" loext:opacity="100%" style:font-name="S hne" fo:font-size="12pt" fo:letter-spacing="normal" fo:font-style="normal" fo:font-weight="normal" officeooo:rsid="001628bd" officeooo:paragraph-rsid="001628bd"/>
    </style:style>
    <style:style style:name="P10" style:family="paragraph" style:parent-style-name="Standard">
      <style:text-properties officeooo:rsid="0011a1d8" officeooo:paragraph-rsid="0011a1d8"/>
    </style:style>
    <style:style style:name="P1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11a1d8" officeooo:paragraph-rsid="0011a1d8"/>
    </style:style>
    <style:style style:name="P12" style:family="paragraph" style:parent-style-name="Standard">
      <style:text-properties officeooo:rsid="001628bd" officeooo:paragraph-rsid="001628bd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style:font-name="JetBrains Mono" fo:font-size="10pt" fo:font-style="normal" fo:font-weight="normal" officeooo:rsid="00122234" style:font-size-asian="10pt" style:font-style-asian="normal" style:font-weight-asian="normal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officeooo:rsid="00122234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bcbec4" loext:opacity="100%" style:font-name="0" fo:font-size="10pt" style:font-size-asian="10pt"/>
    </style:style>
    <style:style style:name="T9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7a7e85" loext:opacity="100%" style:font-name="JetBrains Mono" fo:font-size="10pt" fo:font-style="normal" fo:font-weight="normal" officeooo:rsid="00122234" style:font-size-asian="10pt" style:font-style-asian="normal" style:font-weight-asian="normal"/>
    </style:style>
    <style:style style:name="T13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officeooo:rsid="0011a1d8"/>
    </style:style>
    <style:style style:name="T23" style:family="text">
      <style:text-properties officeooo:rsid="00122234"/>
    </style:style>
    <style:style style:name="T24" style:family="text">
      <style:text-properties fo:font-variant="normal" fo:text-transform="none" fo:color="#0d0d0d" loext:opacity="100%" style:font-name="S hne" fo:font-size="10.5pt" fo:letter-spacing="normal" fo:font-style="normal" fo:font-weight="normal"/>
    </style:style>
    <style:style style:name="T25" style:family="text">
      <style:text-properties fo:font-variant="normal" fo:text-transform="none" fo:color="#0d0d0d" loext:opacity="100%" style:font-name="S hne" fo:font-size="10.5pt" fo:letter-spacing="normal" fo:font-style="normal" fo:font-weight="normal" officeooo:rsid="0013fcca"/>
    </style:style>
    <style:style style:name="T26" style:family="text">
      <style:text-properties fo:font-variant="normal" fo:text-transform="none" fo:color="#0d0d0d" loext:opacity="100%" style:font-name="S hne" fo:font-size="12pt" fo:letter-spacing="normal" fo:font-style="normal" fo:font-weight="normal"/>
    </style:style>
    <style:style style:name="T27" style:family="text">
      <style:text-properties fo:font-variant="normal" fo:text-transform="none" fo:color="#0d0d0d" loext:opacity="100%" style:font-name="S hne" fo:font-size="12pt" fo:letter-spacing="normal" fo:font-style="normal" fo:font-weight="normal" officeooo:rsid="0011a1d8"/>
    </style:style>
    <style:style style:name="T28" style:family="text">
      <style:text-properties fo:font-variant="normal" fo:text-transform="none" fo:color="#0d0d0d" loext:opacity="100%" style:font-name="S hne" fo:font-size="12pt" fo:letter-spacing="normal" fo:font-style="normal" fo:font-weight="normal" officeooo:rsid="001628bd"/>
    </style:style>
    <style:style style:name="T29" style:family="text">
      <style:text-properties officeooo:rsid="0013fcca"/>
    </style:style>
    <style:style style:name="T30" style:family="text">
      <style:text-properties officeooo:rsid="0014a9f6"/>
    </style:style>
    <style:style style:name="T31" style:family="text">
      <style:text-properties officeooo:rsid="001628bd"/>
    </style:style>
    <style:style style:name="T32" style:family="text">
      <style:text-properties officeooo:rsid="0016760a"/>
    </style:style>
    <style:style style:name="T33" style:family="text">
      <style:text-properties officeooo:rsid="0016d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2">1<text:line-break/></text:span><text:span text:style-name="T1">import </text:span><text:span text:style-name="T4">java.util.Scanner;</text:span><text:line-break/><text:span text:style-name="T1">import </text:span><text:span text:style-name="T4">java.util.SortedMap;</text:span><text:line-break/><text:line-break/><text:span text:style-name="T1">public class </text:span><text:span text:style-name="T4">assignment {</text:span><text:line-break/><text:span text:style-name="T4"> <text:s text:c="3"/></text:span><text:span text:style-name="T1">public static void </text:span><text:span text:style-name="T9">main</text:span><text:span text:style-name="T4">(String[] args) {</text:span><text:line-break/><text:span text:style-name="T11">// <text:s text:c="7"/>ake 20 integer inputs from user and print the following:</text:span><text:line-break/><text:span text:style-name="T11">// <text:s text:c="7"/>number of positive numbers</text:span><text:line-break/><text:span text:style-name="T11">// <text:s text:c="7"/>number of negative numbers</text:span><text:line-break/><text:span text:style-name="T11">// <text:s text:c="7"/>number of odd numbers</text:span><text:line-break/><text:span text:style-name="T11">// <text:s text:c="7"/>number of even numbers</text:span><text:line-break/><text:span text:style-name="T11">// <text:s text:c="7"/>number of 0s.</text:span><text:line-break/><text:span text:style-name="T11"> <text:s text:c="7"/></text:span><text:span text:style-name="T4">Scanner sc=</text:span><text:span text:style-name="T1">new </text:span><text:span text:style-name="T4">Scanner(System.</text:span><text:span text:style-name="T14">in</text:span><text:span text:style-name="T4">);</text:span><text:line-break/><text:span text:style-name="T4"> <text:s text:c="7"/></text:span><text:span text:style-name="T1">int </text:span><text:span text:style-name="T4">pos=</text:span><text:span text:style-name="T18">0</text:span><text:span text:style-name="T4">;</text:span><text:line-break/><text:span text:style-name="T4"> <text:s text:c="7"/></text:span><text:span text:style-name="T1">int </text:span><text:span text:style-name="T4">zero=</text:span><text:span text:style-name="T18">0</text:span><text:span text:style-name="T4">;</text:span><text:line-break/><text:span text:style-name="T4"> <text:s text:c="7"/></text:span><text:span text:style-name="T1">int </text:span><text:span text:style-name="T4">odd=</text:span><text:span text:style-name="T18">0</text:span><text:span text:style-name="T4">;</text:span><text:line-break/><text:span text:style-name="T4"> <text:s text:c="7"/></text:span><text:span text:style-name="T1">for</text:span><text:span text:style-name="T4">(</text:span><text:span text:style-name="T1">int </text:span><text:span text:style-name="T4">i=</text:span><text:span text:style-name="T18">0</text:span><text:span text:style-name="T4">;i&lt;</text:span><text:span text:style-name="T18">20</text:span><text:span text:style-name="T4">;i++){</text:span><text:line-break/><text:span text:style-name="T4"> <text:s text:c="11"/></text:span><text:span text:style-name="T1">int </text:span><text:span text:style-name="T4">num=sc.nextInt();</text:span><text:line-break/><text:span text:style-name="T4"> <text:s text:c="11"/></text:span><text:span text:style-name="T1">if</text:span><text:span text:style-name="T4">(num&gt;</text:span><text:span text:style-name="T18">0</text:span><text:span text:style-name="T4">){</text:span><text:line-break/><text:span text:style-name="T4"> <text:s text:c="15"/>pos++;</text:span><text:line-break/><text:span text:style-name="T4"> <text:s text:c="11"/>}</text:span><text:line-break/><text:span text:style-name="T4"> <text:s text:c="11"/></text:span><text:span text:style-name="T1">if</text:span><text:span text:style-name="T4">(num%</text:span><text:span text:style-name="T18">2</text:span><text:span text:style-name="T4">!=</text:span><text:span text:style-name="T18">0</text:span><text:span text:style-name="T4">){</text:span><text:line-break/><text:span text:style-name="T4"> <text:s text:c="15"/>odd++;</text:span><text:line-break/><text:span text:style-name="T4"> <text:s text:c="11"/>}</text:span><text:line-break/><text:span text:style-name="T4"> <text:s text:c="11"/></text:span><text:span text:style-name="T1">if</text:span><text:span text:style-name="T4">(num==</text:span><text:span text:style-name="T18">0</text:span><text:span text:style-name="T4">){</text:span><text:line-break/><text:span text:style-name="T4"> <text:s text:c="15"/>zero++;</text:span><text:line-break/><text:span text:style-name="T4"> <text:s text:c="11"/>}</text:span><text:line-break/><text:span text:style-name="T4"> <text:s text:c="7"/>}</text:span><text:line-break/><text:span text:style-name="T4"> <text:s text:c="7"/>System.</text:span><text:span text:style-name="T14">out</text:span><text:span text:style-name="T4">.println(</text:span><text:span text:style-name="T20">"pos are = " </text:span><text:span text:style-name="T4">+ pos + </text:span><text:span text:style-name="T20">", zero are = " </text:span><text:span text:style-name="T4">+ zero + </text:span><text:span text:style-name="T20">", odd are = " </text:span><text:span text:style-name="T4">+ odd + </text:span><text:span text:style-name="T20">", even are = " </text:span><text:span text:style-name="T4">+ (</text:span><text:span text:style-name="T18">20 </text:span><text:span text:style-name="T4">- odd) + </text:span><text:span text:style-name="T20">", negative are = " </text:span><text:span text:style-name="T4">+ (</text:span><text:span text:style-name="T18">20 </text:span><text:span text:style-name="T4">- pos - zero));</text:span><text:line-break/><text:span text:style-name="T4"> <text:s text:c="3"/>}</text:span><text:line-break/><text:span text:style-name="T4">}</text:span><text:line-break/></text:p>
      <text:p text:style-name="P1">2</text:p>
      <text:p text:style-name="P2"><text:span text:style-name="T1">public class </text:span><text:span text:style-name="T4">assignment2 {</text:span><text:line-break/><text:span text:style-name="T4"> <text:s text:c="3"/></text:span><text:span text:style-name="T1">public static void </text:span><text:span text:style-name="T9">main</text:span><text:span text:style-name="T4">(String[] args) {</text:span><text:line-break/><text:span text:style-name="T11">// <text:s text:c="7"/>Take an array of 10 elements. Split it into middle and store the elements in two dfferent arrays. E.g.-</text:span><text:line-break/><text:span text:style-name="T11">// <text:s text:c="15"/>INITIAL array :</text:span><text:line-break/><text:span text:style-name="T11">// <text:s text:c="7"/>58<text:tab/>24<text:tab/>13<text:tab/>15<text:tab/>63<text:tab/>9<text:tab/>8<text:tab/>81<text:tab/>1<text:tab/>78</text:span><text:line-break/><text:span text:style-name="T11">//</text:span><text:line-break/><text:span text:style-name="T11">// <text:s text:c="7"/>After spliting :</text:span><text:line-break/><text:span text:style-name="T11">// <text:s text:c="7"/>58<text:tab/>24<text:tab/>13<text:tab/>15<text:tab/>63</text:span><text:line-break/><text:span text:style-name="T11"> <text:s text:c="7"/>//9<text:tab/>8<text:tab/>81<text:tab/>1<text:tab/>78</text:span><text:line-break/><text:span text:style-name="T11"> <text:s text:c="7"/></text:span><text:span text:style-name="T1">int</text:span><text:span text:style-name="T4">[]arr={</text:span><text:span text:style-name="T18">58</text:span><text:span text:style-name="T4">,<text:tab/></text:span><text:span text:style-name="T18">24</text:span><text:span text:style-name="T4">,<text:tab/></text:span><text:span text:style-name="T18">13</text:span><text:span text:style-name="T4">,<text:tab/></text:span><text:span text:style-name="T18">15</text:span><text:span text:style-name="T4">,<text:tab/></text:span><text:span text:style-name="T18">63</text:span><text:span text:style-name="T4">,<text:tab/></text:span><text:span text:style-name="T18">9</text:span><text:span text:style-name="T4">,<text:tab/></text:span><text:span text:style-name="T18">8</text:span><text:span text:style-name="T4">,<text:tab/></text:span><text:span text:style-name="T18">81</text:span><text:span text:style-name="T4">,<text:tab/></text:span><text:span text:style-name="T18">1</text:span><text:span text:style-name="T4">};</text:span><text:line-break/><text:span text:style-name="T4"> <text:s text:c="7"/></text:span><text:span text:style-name="T1">int </text:span><text:span text:style-name="T4">mid=(arr.</text:span><text:span text:style-name="T16">length</text:span><text:span text:style-name="T4">-</text:span><text:span text:style-name="T18">1</text:span><text:span text:style-name="T4">)/</text:span><text:span text:style-name="T18">2</text:span><text:span text:style-name="T4">;</text:span><text:line-break/><text:span text:style-name="T4"> <text:s text:c="7"/></text:span><text:span text:style-name="T1">int </text:span><text:span text:style-name="T4">[]arr1=</text:span><text:span text:style-name="T1">new int</text:span><text:span text:style-name="T4">[mid+</text:span><text:span text:style-name="T18">1</text:span><text:span text:style-name="T4">];</text:span><text:line-break/><text:span text:style-name="T4"> <text:s text:c="7"/></text:span><text:span text:style-name="T1">int</text:span><text:span text:style-name="T4">[]arr2=</text:span><text:span text:style-name="T1">new int</text:span><text:span text:style-name="T4">[arr.</text:span><text:span text:style-name="T16">length</text:span><text:span text:style-name="T4">-mid-</text:span><text:span text:style-name="T18">1</text:span><text:span text:style-name="T4">];</text:span><text:line-break/><text:span text:style-name="T4"> <text:s text:c="7"/></text:span><text:span text:style-name="T1">int </text:span><text:span text:style-name="T4">i=</text:span><text:span text:style-name="T18">0</text:span><text:span text:style-name="T4">;</text:span><text:line-break/><text:span text:style-name="T4"> <text:s text:c="7"/></text:span><text:span text:style-name="T1">while</text:span><text:span text:style-name="T4">(i&lt; arr.</text:span><text:span text:style-name="T16">length</text:span><text:span text:style-name="T4">){</text:span><text:line-break/><text:span text:style-name="T4"> <text:s text:c="11"/></text:span><text:span text:style-name="T1">if</text:span><text:span text:style-name="T4">(i&lt;=mid){</text:span><text:line-break/><text:span text:style-name="T4"> <text:s text:c="15"/>arr1[i]=arr[i];</text:span><text:line-break/><text:span text:style-name="T4"> <text:s text:c="11"/>}</text:span><text:span text:style-name="T1">else</text:span><text:span text:style-name="T4">{</text:span><text:line-break/><text:span text:style-name="T4"> <text:s text:c="15"/>arr2[i-mid-</text:span><text:span text:style-name="T18">1</text:span><text:span text:style-name="T4">]=arr[i];</text:span><text:line-break/><text:span text:style-name="T4"> <text:s text:c="11"/>}</text:span><text:line-break/><text:span text:style-name="T4"> <text:s text:c="11"/>i++;</text:span><text:line-break/><text:span text:style-name="T4"> <text:s text:c="7"/>}</text:span><text:line-break/><text:span text:style-name="T4"> <text:s text:c="6"/></text:span><text:span text:style-name="T1">for</text:span><text:span text:style-name="T4">(</text:span><text:span text:style-name="T1">int </text:span><text:span text:style-name="T4">k:arr){</text:span><text:line-break/><text:span text:style-name="T4"> <text:s text:c="10"/>System.</text:span><text:span text:style-name="T14">out</text:span><text:span text:style-name="T4">.print(k+</text:span><text:span text:style-name="T20">" "</text:span><text:span text:style-name="T4">);</text:span><text:line-break/><text:span text:style-name="T4"> <text:s text:c="6"/>}</text:span><text:line-break/><text:span text:style-name="T4"> <text:s text:c="7"/>System.</text:span><text:span text:style-name="T14">out</text:span><text:span text:style-name="T4">.println();</text:span><text:line-break/><text:soft-page-break/><text:span text:style-name="T4"> <text:s text:c="7"/></text:span><text:span text:style-name="T1">for</text:span><text:span text:style-name="T4">(</text:span><text:span text:style-name="T1">int </text:span><text:span text:style-name="T4">k:arr1){</text:span><text:line-break/><text:span text:style-name="T4"> <text:s text:c="11"/>System.</text:span><text:span text:style-name="T14">out</text:span><text:span text:style-name="T4">.print(k+</text:span><text:span text:style-name="T20">" "</text:span><text:span text:style-name="T4">);</text:span><text:line-break/><text:span text:style-name="T4"> <text:s text:c="7"/>}</text:span><text:line-break/><text:span text:style-name="T4"> <text:s text:c="7"/>System.</text:span><text:span text:style-name="T14">out</text:span><text:span text:style-name="T4">.println();</text:span><text:line-break/><text:span text:style-name="T4"> <text:s text:c="7"/></text:span><text:span text:style-name="T1">for</text:span><text:span text:style-name="T4">(</text:span><text:span text:style-name="T1">int </text:span><text:span text:style-name="T4">k:arr2){</text:span><text:line-break/><text:span text:style-name="T4"> <text:s text:c="11"/>System.</text:span><text:span text:style-name="T14">out</text:span><text:span text:style-name="T4">.print(k+</text:span><text:span text:style-name="T20">" "</text:span><text:span text:style-name="T4">);</text:span><text:line-break/><text:span text:style-name="T4"> <text:s text:c="7"/>}</text:span><text:line-break/><text:span text:style-name="T4"> <text:s text:c="3"/>}</text:span><text:line-break/><text:span text:style-name="T4">}</text:span><text:line-break/></text:p>
      <text:p text:style-name="P1"/>
      <text:p text:style-name="P1"/>
      <text:p text:style-name="P1"/>
      <text:p text:style-name="P1"/>
      <text:p text:style-name="P1">3</text:p>
      <text:p text:style-name="P2"><text:line-break/><text:span text:style-name="T8"> <text:s text:c="3"/></text:span><text:span text:style-name="T1">class </text:span><text:span text:style-name="T4">Parent {</text:span><text:line-break/><text:span text:style-name="T4"> <text:s text:c="7"/></text:span><text:span text:style-name="T1">public void </text:span><text:span text:style-name="T9">printMessage</text:span><text:span text:style-name="T4">() {</text:span><text:line-break/><text:span text:style-name="T4"> <text:s text:c="11"/>System.</text:span><text:span text:style-name="T14">out</text:span><text:span text:style-name="T4">.println(</text:span><text:span text:style-name="T20">"This is parent class"</text:span><text:span text:style-name="T4">);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1">class </text:span><text:span text:style-name="T4">Child </text:span><text:span text:style-name="T1">extends </text:span><text:span text:style-name="T4">Parent {</text:span><text:line-break/><text:span text:style-name="T4"> <text:s text:c="7"/></text:span><text:span text:style-name="T1">public void </text:span><text:span text:style-name="T2">c</text:span><text:span text:style-name="T9">printMessage</text:span><text:span text:style-name="T4">() {</text:span><text:line-break/><text:span text:style-name="T4"> <text:s text:c="11"/>System.</text:span><text:span text:style-name="T14">out</text:span><text:span text:style-name="T4">.println(</text:span><text:span text:style-name="T20">"This is child class"</text:span><text:span text:style-name="T4">);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1">public class </text:span><text:span text:style-name="T4">assignment3 {</text:span><text:line-break/><text:span text:style-name="T4"> <text:s text:c="7"/></text:span><text:span text:style-name="T1">public static void </text:span><text:span text:style-name="T9">main</text:span><text:span text:style-name="T4">(String[] args) {</text:span><text:line-break/><text:span text:style-name="T4"> <text:s text:c="11"/></text:span><text:span text:style-name="T11">// Creating objects for both parent and child classes</text:span><text:line-break/><text:span text:style-name="T11"> <text:s text:c="11"/></text:span><text:span text:style-name="T4">Parent parentObj = </text:span><text:span text:style-name="T1">new </text:span><text:span text:style-name="T4">Parent();</text:span><text:line-break/><text:span text:style-name="T4"> <text:s text:c="11"/>Child childObj ;</text:span><text:line-break/><text:line-break/><text:span text:style-name="T4"> <text:s text:c="11"/></text:span><text:span text:style-name="T11">// 1. Calling method of parent class by object of parent class</text:span><text:line-break/><text:span text:style-name="T11"> <text:s text:c="10"/></text:span><text:span text:style-name="T4">parentObj.printMessage();</text:span><text:line-break/><text:span text:style-name="T11">//</text:span><text:line-break/><text:span text:style-name="T11">// <text:s text:c="11"/>// 2. Calling method of child class by object of child class</text:span><text:line-break/><text:span text:style-name="T11"> <text:s text:c="11"/></text:span><text:span text:style-name="T4">childObj=</text:span><text:span text:style-name="T1">new </text:span><text:span text:style-name="T4">Child();</text:span><text:line-break/><text:span text:style-name="T4"> <text:s text:c="11"/>childObj.</text:span><text:span text:style-name="T5">c</text:span><text:span text:style-name="T4">printMessage();</text:span><text:line-break/><text:span text:style-name="T11">//</text:span><text:line-break/><text:span text:style-name="T11">// <text:s text:c="11"/>// 3. Calling method of parent class by object of child class</text:span><text:line-break/><text:span text:style-name="T11">// <text:s text:c="2"/></text:span><text:line-break/><text:span text:style-name="T11"> <text:s text:c="11"/></text:span><text:span text:style-name="T4">childObj.printMessage(); </text:span><text:span text:style-name="T11">// It will call the method from </text:span><text:span text:style-name="T12">parent</text:span><text:span text:style-name="T11"> class</text:span><text:line-break/><text:span text:style-name="T11">// <text:s text:c="11"/></text:span><text:line-break/><text:span text:style-name="T11"> <text:s text:c="7"/></text:span><text:span text:style-name="T4">}</text:span><text:line-break/><text:span text:style-name="T4"> <text:s text:c="3"/>}</text:span><text:line-break/><text:line-break/></text:p>
      <text:p text:style-name="P1"/>
      <text:p text:style-name="P1">4</text:p>
      <text:p text:style-name="P1">import java.<text:span text:style-name="T23">util.</text:span><text:span text:style-name="T29">LocalDate;</text:span></text:p>
      <text:p text:style-name="P1"/>
      <text:p text:style-name="P1">class Employee {</text:p>
      <text:p text:style-name="P1"><text:s text:c="4"/>private String name;</text:p>
      <text:p text:style-name="P1"><text:s text:c="4"/>private double salary;</text:p>
      <text:p text:style-name="P4"><text:span text:style-name="T22"><text:s text:c="4"/>privat</text:span><text:span text:style-name="T29">e LocalDate</text:span><text:span text:style-name="T22"> dateOfJoining;</text:span></text:p>
      <text:p text:style-name="P1"/>
      <text:p text:style-name="P1"><text:soft-page-break/><text:s text:c="4"/>public Employee(String name, double salary, <text:span text:style-name="T29">LocalDate </text:span>dateOfJoining) {</text:p>
      <text:p text:style-name="P1"><text:s text:c="8"/>this.name = name;</text:p>
      <text:p text:style-name="P1"><text:s text:c="8"/>this.salary = salary;</text:p>
      <text:p text:style-name="P1"><text:s text:c="8"/>this.dateOfJoining = dateOfJoining;</text:p>
      <text:p text:style-name="P1"><text:s text:c="4"/>}</text:p>
      <text:p text:style-name="P1"/>
      <text:p text:style-name="P1"><text:s text:c="4"/>public String getName() {</text:p>
      <text:p text:style-name="P1"><text:s text:c="8"/>return name;</text:p>
      <text:p text:style-name="P1"><text:s text:c="4"/>}</text:p>
      <text:p text:style-name="P1"/>
      <text:p text:style-name="P1"><text:s text:c="4"/>public double getSalary() {</text:p>
      <text:p text:style-name="P1"><text:s text:c="8"/>return salary;</text:p>
      <text:p text:style-name="P1"><text:s text:c="4"/>}</text:p>
      <text:p text:style-name="P1"/>
      <text:p text:style-name="P1"><text:s text:c="4"/>public <text:span text:style-name="T29">LocalDate</text:span> getDateOfJoining() {</text:p>
      <text:p text:style-name="P1"><text:s text:c="8"/>return dateOfJoining;</text:p>
      <text:p text:style-name="P1"><text:s text:c="4"/>}</text:p>
      <text:p text:style-name="P1">}</text:p>
      <text:p text:style-name="P1"/>
      <text:p text:style-name="P1">public class Main {</text:p>
      <text:p text:style-name="P1"><text:s text:c="4"/>public static void main(String[] args) {</text:p>
      <text:p text:style-name="P1"><text:s text:c="8"/>// Create an array to hold 10 Employee objects</text:p>
      <text:p text:style-name="P1"><text:s text:c="8"/>Employee[] employees = new Employee[10];</text:p>
      <text:p text:style-name="P1"/>
      <text:p text:style-name="P1"><text:s text:c="8"/>// Fill the array with Employee objects</text:p>
      <text:p text:style-name="P1"><text:s text:c="8"/>employees[0] = new Employee("<text:span text:style-name="T23">emp1</text:span>", 50000, LocalDate.of(2020, 1, 15));</text:p>
      <text:p text:style-name="P1"><text:s text:c="8"/>employees[1] = new Employee("<text:span text:style-name="T23">emp2</text:span>", 60000, LocalDate.of(2019, 5, 20));</text:p>
      <text:p text:style-name="P1"><text:s text:c="8"/>employees[2] = new Employee("<text:span text:style-name="T23">emp3</text:span>", 55000, LocalDate.of(2018, 8, 10));</text:p>
      <text:p text:style-name="P1"><text:s text:c="8"/>employees[3] = new Employee("<text:span text:style-name="T23">emp4</text:span>", 70000, LocalDate.of(2021, 3, 5));</text:p>
      <text:p text:style-name="P1"><text:s text:c="8"/>employees[4] = new Employee("<text:span text:style-name="T23">emp5</text:span>", 48000, LocalDate.of(2020, 11, 30));</text:p>
      <text:p text:style-name="P1"><text:s text:c="8"/>employees[5] = new Employee("<text:span text:style-name="T23">emp6</text:span>", 62000, LocalDate.of(2017, 7, 12));</text:p>
      <text:p text:style-name="P1"><text:s text:c="8"/>employees[6] = new Employee("<text:span text:style-name="T23">emp7</text:span>", 75000, LocalDate.of(2019, 10, 25));</text:p>
      <text:p text:style-name="P1"><text:s text:c="8"/>employees[7] = new Employee(“<text:span text:style-name="T23">emp8</text:span>", 52000, LocalDate.of(2016, 9, 18));</text:p>
      <text:p text:style-name="P1"><text:s text:c="8"/>employees[8] = new Employee("<text:span text:style-name="T23">emp9</text:span>", 68000, LocalDate.of(2018, 4, 8));</text:p>
      <text:p text:style-name="P1"><text:s text:c="8"/>employees[9] = new Employee("Soph", 59000, LocalDate.of(2017, 2, 14));</text:p>
      <text:p text:style-name="P1"/>
      <text:p text:style-name="P1"><text:s text:c="8"/>// Print details of all employees</text:p>
      <text:p text:style-name="P1"><text:s text:c="8"/>System.out.println("Name\tSalary\tDate of Joining");</text:p>
      <text:p text:style-name="P1"><text:s text:c="8"/>for (Employee employee : employees) {</text:p>
      <text:p text:style-name="P1"><text:s text:c="12"/>System.out.println(employee.getName() + "\t$" + employee.getSalary() + "\t" + employee.getDateOfJoining());</text:p>
      <text:p text:style-name="P1"><text:s text:c="8"/>}</text:p>
      <text:p text:style-name="P1"><text:s text:c="4"/>}</text:p>
      <text:p text:style-name="P1">}</text:p>
      <text:p text:style-name="P1">5</text:p>
      <text:p text:style-name="P2"><text:span text:style-name="T1">import </text:span><text:span text:style-name="T4">java.util.Scanner;</text:span><text:line-break/><text:line-break/><text:span text:style-name="T1">public class </text:span><text:span text:style-name="T4">assignment5 {</text:span><text:line-break/><text:span text:style-name="T11"> <text:s text:c="3"/></text:span><text:span text:style-name="T1">public static void </text:span><text:span text:style-name="T9">main</text:span><text:span text:style-name="T4">(String[] args) {</text:span><text:line-break/><text:span text:style-name="T4"> <text:s text:c="6"/></text:span><text:span text:style-name="T11">// Write a program that takes your full name as input and displays the abbreviations of the first and middle names except the last name <text:tab/>which is displayed as it is. For example, if your name is Robert Brett Roser, then the output should be R.B.Roser.</text:span><text:line-break/><text:span text:style-name="T11"> <text:s text:c="7"/></text:span><text:span text:style-name="T4">Scanner sc=</text:span><text:span text:style-name="T1">new </text:span><text:span text:style-name="T4">Scanner(System.</text:span><text:span text:style-name="T14">in</text:span><text:span text:style-name="T4">);</text:span><text:line-break/><text:span text:style-name="T4"> <text:s text:c="7"/>String str=sc.nextLine();</text:span><text:line-break/><text:soft-page-break/><text:span text:style-name="T11">// <text:s text:c="7"/>System.out.println(str);</text:span><text:line-break/><text:span text:style-name="T11"> <text:s text:c="7"/></text:span><text:span text:style-name="T4">StringBuilder sb=</text:span><text:span text:style-name="T1">new </text:span><text:span text:style-name="T4">StringBuilder();</text:span><text:line-break/><text:span text:style-name="T4"> <text:s text:c="7"/></text:span><text:span text:style-name="T1">int </text:span><text:span text:style-name="T4">i=str.length()-</text:span><text:span text:style-name="T18">1</text:span><text:span text:style-name="T4">;</text:span><text:line-break/><text:span text:style-name="T4"> <text:s text:c="7"/></text:span><text:span text:style-name="T1">int </text:span><text:span text:style-name="T4">count=</text:span><text:span text:style-name="T18">0</text:span><text:span text:style-name="T4">;</text:span><text:line-break/><text:span text:style-name="T4"> <text:s text:c="7"/></text:span><text:span text:style-name="T1">while</text:span><text:span text:style-name="T4">(i&gt;=</text:span><text:span text:style-name="T18">0</text:span><text:span text:style-name="T4">){</text:span><text:line-break/><text:span text:style-name="T4"> <text:s text:c="11"/></text:span><text:span text:style-name="T1">if</text:span><text:span text:style-name="T4">(count&gt;=</text:span><text:span text:style-name="T18">1</text:span><text:span text:style-name="T4">){</text:span><text:line-break/><text:span text:style-name="T4"> <text:s text:c="16"/></text:span><text:span text:style-name="T1">if</text:span><text:span text:style-name="T4">(str.charAt(i)!=</text:span><text:span text:style-name="T20">' '</text:span><text:span text:style-name="T4">){</text:span><text:line-break/><text:span text:style-name="T4"> <text:s text:c="20"/>i--;</text:span><text:line-break/><text:span text:style-name="T4"> <text:s text:c="20"/></text:span><text:span text:style-name="T1">continue</text:span><text:span text:style-name="T4">;</text:span><text:line-break/><text:span text:style-name="T4"> <text:s text:c="16"/>}</text:span><text:span text:style-name="T1">else</text:span><text:span text:style-name="T4">{</text:span><text:line-break/><text:span text:style-name="T4"> <text:s text:c="20"/>sb.insert(</text:span><text:span text:style-name="T18">0</text:span><text:span text:style-name="T4">,str.charAt(i+</text:span><text:span text:style-name="T18">1</text:span><text:span text:style-name="T4">));</text:span><text:line-break/><text:span text:style-name="T4"> <text:s text:c="20"/>sb.insert(</text:span><text:span text:style-name="T18">0</text:span><text:span text:style-name="T4">,</text:span><text:span text:style-name="T20">'.'</text:span><text:span text:style-name="T4">);</text:span><text:line-break/><text:span text:style-name="T4"> <text:s text:c="16"/>}</text:span><text:line-break/><text:span text:style-name="T4"> <text:s text:c="11"/>}</text:span><text:span text:style-name="T1">else</text:span><text:span text:style-name="T4">{</text:span><text:line-break/><text:span text:style-name="T4"> <text:s text:c="15"/></text:span><text:span text:style-name="T1">if</text:span><text:span text:style-name="T4">(str.charAt(i)==</text:span><text:span text:style-name="T20">' '</text:span><text:span text:style-name="T4">){</text:span><text:line-break/><text:span text:style-name="T4"> <text:s text:c="19"/>count++;</text:span><text:line-break/><text:span text:style-name="T4"> <text:s text:c="19"/>sb.insert(</text:span><text:span text:style-name="T18">0</text:span><text:span text:style-name="T4">,</text:span><text:span text:style-name="T20">'.'</text:span><text:span text:style-name="T4">);</text:span><text:line-break/><text:span text:style-name="T4"> <text:s text:c="15"/>}</text:span><text:span text:style-name="T1">else </text:span><text:span text:style-name="T4">{</text:span><text:line-break/><text:span text:style-name="T4"> <text:s text:c="19"/>sb.insert(</text:span><text:span text:style-name="T18">0</text:span><text:span text:style-name="T4">, str.charAt(i));</text:span><text:line-break/><text:span text:style-name="T4"> <text:s text:c="15"/>}</text:span><text:line-break/><text:span text:style-name="T4"> <text:s text:c="11"/>}</text:span><text:line-break/><text:line-break/><text:span text:style-name="T4"> <text:s text:c="11"/>i--;</text:span><text:line-break/><text:span text:style-name="T4"> <text:s text:c="7"/>}</text:span><text:line-break/><text:span text:style-name="T4"> <text:s text:c="7"/>sb.insert(</text:span><text:span text:style-name="T18">0</text:span><text:span text:style-name="T4">,str.charAt(i+</text:span><text:span text:style-name="T18">1</text:span><text:span text:style-name="T4">));</text:span><text:line-break/><text:line-break/><text:span text:style-name="T4"> <text:s text:c="7"/>System.</text:span><text:span text:style-name="T14">out</text:span><text:span text:style-name="T4">.println(sb.toString());</text:span><text:line-break/><text:span text:style-name="T4"> <text:s text:c="3"/>}</text:span><text:line-break/><text:span text:style-name="T4">}</text:span><text:line-break/></text:p>
      <text:p text:style-name="P1"/>
      <text:p text:style-name="P1">6 equals() method compares the content of 2 strings while == comapres the memory address of 2 strings</text:p>
      <text:p text:style-name="P1"/>
      <text:p text:style-name="P1">7 <text:span text:style-name="T29">StringBuilder is not thread safe i.e nt synchronised ,that means 2 threads can call the methods of stringbuilder simultaneously, while StrigBuffer is threadSafe and synchronised</text:span></text:p>
      <text:p text:style-name="P5">StringBuilder is more efficient than StringBuffer</text:p>
      <text:p text:style-name="P5"/>
      <text:p text:style-name="P5"/>
      <text:p text:style-name="P1">8 <text:span text:style-name="T29">Variable with final keyword,can’t be changed,method with final keyword cannot be overriden and <text:s/></text:span></text:p>
      <text:p text:style-name="P5">class with final keyword cannot be inherited from ohter class</text:p>
      <text:p text:style-name="P5"/>
      <text:p text:style-name="P1">9 <text:span text:style-name="T29">Yes,if <text:s/>we write System.exit(0),then finally will not be executed,or if some system crash happens then also it will not be executed</text:span></text:p>
      <text:p text:style-name="P1"/>
      <text:p text:style-name="P3"><text:span text:style-name="T22">10 </text:span><text:span text:style-name="T24">The copied object shares the same memory as the original object.</text:span><text:span text:style-name="T25">and changes in one lead to changes in other while in deep copy a completely new object is created with different memeory reference and both are independent of each other</text:span></text:p>
      <text:p text:style-name="P8"/>
      <text:p text:style-name="P1">11 runtime error:Arithmetic Exception found</text:p>
      <text:p text:style-name="P6"><text:span text:style-name="T22">12 </text:span><text:span text:style-name="T31">finally blocks</text:span><text:span text:style-name="T28"> are executed regardless of whether an exception is thrown or caught. This ensures that critical clean-up operations, such as closing files, sockets, or database connections, are always performed, even if an exception occurs during the execution of the try block.</text:span></text:p>
      <text:p text:style-name="P9"/>
      <text:p text:style-name="P7"><text:span text:style-name="T26">13 r</text:span><text:span text:style-name="T27">untime error:A</text:span><text:span text:style-name="T26">rrayIndexOutOfBounds</text:span><text:span text:style-name="T27">Exception found</text:span></text:p>
      <text:p text:style-name="P7"><text:span text:style-name="T27"/></text:p>
      <text:p text:style-name="P1"><text:soft-page-break/>14 </text:p>
      <text:p text:style-name="P1">(A) 2</text:p>
      <text:p text:style-name="P1">(B) 1</text:p>
      <text:p text:style-name="P1">(C) 2</text:p>
      <text:p text:style-name="P1"/>
      <text:p text:style-name="P1">15 String str-”“;</text:p>
      <text:p text:style-name="P1">if(str.length()==0) or by if(str==””),by both these wyas we can find if string is emty or not</text:p>
      <text:p text:style-name="P1"/>
      <text:p text:style-name="P3"><text:span text:style-name="T22">16<text:line-break/></text:span><text:span text:style-name="T1">import </text:span><text:span text:style-name="T4">java.util.ArrayList;</text:span><text:line-break/><text:span text:style-name="T1">import </text:span><text:span text:style-name="T4">java.util.Collection;</text:span><text:line-break/><text:span text:style-name="T1">import </text:span><text:span text:style-name="T4">java.util.Collections;</text:span><text:line-break/><text:line-break/><text:span text:style-name="T1">public class </text:span><text:span text:style-name="T4">assignment_16 {</text:span><text:line-break/><text:span text:style-name="T4"> <text:s text:c="3"/></text:span><text:span text:style-name="T1">public static void </text:span><text:span text:style-name="T9">main</text:span><text:span text:style-name="T4">(String[] args) {</text:span><text:line-break/><text:line-break/><text:span text:style-name="T4"> <text:s text:c="15"/></text:span><text:span text:style-name="T11">// Create two ArrayLists</text:span><text:line-break/><text:span text:style-name="T11"> <text:s text:c="15"/></text:span><text:span text:style-name="T4">ArrayList&lt;Integer&gt; list1 = </text:span><text:span text:style-name="T1">new </text:span><text:span text:style-name="T4">ArrayList&lt;&gt;();</text:span><text:line-break/><text:span text:style-name="T4"> <text:s text:c="15"/>list1.add(</text:span><text:span text:style-name="T18">1</text:span><text:span text:style-name="T4">);</text:span><text:line-break/><text:span text:style-name="T4"> <text:s text:c="15"/>list1.add(</text:span><text:span text:style-name="T18">2</text:span><text:span text:style-name="T4">);</text:span><text:line-break/><text:span text:style-name="T4"> <text:s text:c="15"/>list1.add(</text:span><text:span text:style-name="T18">3</text:span><text:span text:style-name="T4">);</text:span><text:line-break/><text:line-break/><text:span text:style-name="T4"> <text:s text:c="15"/>ArrayList&lt;Integer&gt; list2 = </text:span><text:span text:style-name="T1">new </text:span><text:span text:style-name="T4">ArrayList&lt;&gt;();</text:span><text:line-break/><text:span text:style-name="T4"> <text:s text:c="15"/>list2.add(</text:span><text:span text:style-name="T18">4</text:span><text:span text:style-name="T4">);</text:span><text:line-break/><text:span text:style-name="T4"> <text:s text:c="15"/>list2.add(</text:span><text:span text:style-name="T18">5</text:span><text:span text:style-name="T4">);</text:span><text:line-break/><text:span text:style-name="T4"> <text:s text:c="15"/>list2.add(</text:span><text:span text:style-name="T18">6</text:span><text:span text:style-name="T4">);</text:span><text:line-break/><text:line-break/><text:span text:style-name="T4"> <text:s text:c="15"/></text:span><text:span text:style-name="T11">// Create a new ArrayList to hold the joined lists</text:span><text:line-break/><text:line-break/><text:line-break/><text:span text:style-name="T11"> <text:s text:c="15"/>// Add all elements of list1 to joinedList</text:span><text:line-break/><text:span text:style-name="T11"> <text:s text:c="15"/></text:span><text:span text:style-name="T4">list1.addAll(list2);</text:span><text:line-break/><text:line-break/><text:span text:style-name="T4"> <text:s text:c="15"/></text:span><text:span text:style-name="T11">// Add all elements of list2 to joinedList</text:span><text:line-break/><text:line-break/><text:line-break/><text:span text:style-name="T11"> <text:s text:c="15"/>// Print the joined list</text:span><text:line-break/><text:span text:style-name="T11"> <text:s text:c="15"/></text:span><text:span text:style-name="T4">System.</text:span><text:span text:style-name="T14">out</text:span><text:span text:style-name="T4">.println(</text:span><text:span text:style-name="T20">"Joined ArrayList: " </text:span><text:span text:style-name="T4">+ list1);</text:span><text:line-break/><text:span text:style-name="T4"> <text:s text:c="11"/>}</text:span><text:line-break/><text:span text:style-name="T4"> <text:s text:c="7"/>}</text:span><text:line-break/><text:line-break/><text:line-break/></text:p>
      <text:p text:style-name="P1">17</text:p>
      <text:p text:style-name="P1">fill()method i.e Arrays.fill(arr,-1);</text:p>
      <text:p text:style-name="P1"/>
      <text:p text:style-name="P1">18 <text:span text:style-name="T31">Generics gurantees type-safety</text:span></text:p>
      <text:p text:style-name="P1"/>
      <text:p text:style-name="P1">19 <text:span text:style-name="T32">both are used for sorting purpose r to or to give output based on what user wants,but comparable can be used for only one kind of ordering while suppose you want to order different ob</text:span><text:span text:style-name="T33">jetcs based on different fields of class ,you can use comparator ,but for implementing comprator ,you need to make different class tht will implement that</text:span></text:p>
      <text:p text:style-name="P1"/>
      <text:p text:style-name="P1"/>
      <text:p text:style-name="P1"/>
      <text:p text:style-name="P1"/>
      <text:p text:style-name="P1"><text:soft-page-break/>2<text:span text:style-name="T30">0</text:span></text:p>
      <text:p text:style-name="P2"><text:s text:c="2"/><text:line-break/><text:span text:style-name="T11">// Custom exception class</text:span><text:line-break/><text:span text:style-name="T1">class </text:span><text:span text:style-name="T4">CustomException </text:span><text:span text:style-name="T1">extends </text:span><text:span text:style-name="T4">Exception {</text:span><text:line-break/><text:span text:style-name="T4"> <text:s text:c="3"/></text:span><text:span text:style-name="T1">public </text:span><text:span text:style-name="T9">CustomException</text:span><text:span text:style-name="T4">(String message) {</text:span><text:line-break/><text:span text:style-name="T4"> <text:s text:c="7"/></text:span><text:span text:style-name="T1">super</text:span><text:span text:style-name="T4">(message);</text:span><text:line-break/><text:span text:style-name="T4"> <text:s text:c="3"/>}</text:span><text:line-break/><text:span text:style-name="T4">}</text:span><text:line-break/><text:line-break/><text:span text:style-name="T11">// Main class</text:span><text:line-break/><text:span text:style-name="T1">public class <text:s/></text:span><text:span text:style-name="T4">assignment20{</text:span><text:line-break/><text:span text:style-name="T4"> <text:s text:c="3"/></text:span><text:span text:style-name="T11">// Method that throws custom exception</text:span><text:line-break/><text:span text:style-name="T11"> <text:s text:c="3"/></text:span><text:span text:style-name="T1">public static void </text:span><text:span text:style-name="T9">validate</text:span><text:span text:style-name="T4">(</text:span><text:span text:style-name="T1">int </text:span><text:span text:style-name="T4">age) </text:span><text:span text:style-name="T1">throws </text:span><text:span text:style-name="T4">CustomException {</text:span><text:line-break/><text:span text:style-name="T4"> <text:s text:c="7"/></text:span><text:span text:style-name="T1">if </text:span><text:span text:style-name="T4">(age &lt; </text:span><text:span text:style-name="T18">18</text:span><text:span text:style-name="T4">) {</text:span><text:line-break/><text:span text:style-name="T4"> <text:s text:c="11"/></text:span><text:span text:style-name="T1">throw new </text:span><text:span text:style-name="T4">CustomException(</text:span><text:span text:style-name="T20">"Age must be 18 or above."</text:span><text:span text:style-name="T4">);</text:span><text:line-break/><text:span text:style-name="T4"> <text:s text:c="7"/>} </text:span><text:span text:style-name="T1">else </text:span><text:span text:style-name="T4">{</text:span><text:line-break/><text:span text:style-name="T4"> <text:s text:c="11"/>System.</text:span><text:span text:style-name="T14">out</text:span><text:span text:style-name="T4">.println(</text:span><text:span text:style-name="T20">"Age is valid."</text:span><text:span text:style-name="T4">);</text:span><text:line-break/><text:span text:style-name="T4"> <text:s text:c="7"/>}</text:span><text:line-break/><text:span text:style-name="T4"> <text:s text:c="3"/>}</text:span><text:line-break/><text:line-break/><text:span text:style-name="T4"> <text:s text:c="3"/></text:span><text:span text:style-name="T11">// Main method</text:span><text:line-break/><text:span text:style-name="T11"> <text:s text:c="3"/></text:span><text:span text:style-name="T1">public static void </text:span><text:span text:style-name="T9">main</text:span><text:span text:style-name="T4">(String[] args) {</text:span><text:line-break/><text:span text:style-name="T4"> <text:s text:c="7"/></text:span><text:span text:style-name="T1">try </text:span><text:span text:style-name="T4">{</text:span><text:line-break/><text:span text:style-name="T4"> <text:s text:c="11"/></text:span><text:span text:style-name="T11">// Call the method that may throw custom exception</text:span><text:line-break/><text:span text:style-name="T11"> <text:s text:c="11"/></text:span><text:span text:style-name="T7">validate</text:span><text:span text:style-name="T4">(</text:span><text:span text:style-name="T18">15</text:span><text:span text:style-name="T4">);</text:span><text:line-break/><text:span text:style-name="T4"> <text:s text:c="7"/>} </text:span><text:span text:style-name="T1">catch </text:span><text:span text:style-name="T4">(CustomException e) {</text:span><text:line-break/><text:span text:style-name="T4"> <text:s text:c="11"/></text:span><text:span text:style-name="T11">// Handle the custom exception</text:span><text:line-break/><text:span text:style-name="T11"> <text:s text:c="11"/></text:span><text:span text:style-name="T4">System.</text:span><text:span text:style-name="T14">out</text:span><text:span text:style-name="T4">.println(</text:span><text:span text:style-name="T20">"Caught CustomException: " </text:span><text:span text:style-name="T4">+ e.getMessage());</text:span><text:line-break/><text:span text:style-name="T4"> <text:s text:c="7"/>}</text:span><text:line-break/><text:span text:style-name="T4"> <text:s text:c="3"/>}</text:span><text:line-break/><text:span text:style-name="T4">}</text:span><text:line-break/><text:line-break/><text:line-break/></text:p>
      <text:p text:style-name="P1"/>
      <text:p text:style-name="P1"/>
      <text:p text:style-name="P1">21 false <text:s/>true</text:p>
      <text:p text:style-name="P1">22<text:line-break/></text:p>
      <text:p text:style-name="P2"><text:span text:style-name="T1">class </text:span><text:span text:style-name="T4">Member {</text:span><text:line-break/><text:span text:style-name="T4"> <text:s text:c="3"/>String </text:span><text:span text:style-name="T16">name</text:span><text:span text:style-name="T4">;</text:span><text:line-break/><text:span text:style-name="T4"> <text:s text:c="3"/></text:span><text:span text:style-name="T1">int </text:span><text:span text:style-name="T16">age</text:span><text:span text:style-name="T4">;</text:span><text:line-break/><text:span text:style-name="T4"> <text:s text:c="3"/>String </text:span><text:span text:style-name="T16">phoneNumber</text:span><text:span text:style-name="T4">;</text:span><text:line-break/><text:span text:style-name="T4"> <text:s text:c="3"/>String </text:span><text:span text:style-name="T16">address</text:span><text:span text:style-name="T4">;</text:span><text:line-break/><text:span text:style-name="T4"> <text:s text:c="3"/></text:span><text:span text:style-name="T1">double </text:span><text:span text:style-name="T16">salary</text:span><text:span text:style-name="T4">;</text:span><text:line-break/><text:line-break/><text:span text:style-name="T4"> <text:s text:c="3"/></text:span><text:span text:style-name="T1">public void </text:span><text:span text:style-name="T9">printSalary</text:span><text:span text:style-name="T4">() {</text:span><text:line-break/><text:span text:style-name="T4"> <text:s text:c="7"/>System.</text:span><text:span text:style-name="T14">out</text:span><text:span text:style-name="T4">.println(</text:span><text:span text:style-name="T20">"Salary: " </text:span><text:span text:style-name="T4">+ </text:span><text:span text:style-name="T16">salary</text:span><text:span text:style-name="T4">);</text:span><text:line-break/><text:span text:style-name="T4"> <text:s text:c="3"/>}</text:span><text:line-break/><text:span text:style-name="T4">}</text:span><text:line-break/><text:line-break/><text:span text:style-name="T1">class </text:span><text:span text:style-name="T4">Employee </text:span><text:span text:style-name="T1">extends </text:span><text:span text:style-name="T4">Member {</text:span><text:line-break/><text:span text:style-name="T4"> <text:s text:c="3"/>String </text:span><text:span text:style-name="T16">specialization</text:span><text:span text:style-name="T4">;</text:span><text:line-break/><text:span text:style-name="T4">}</text:span><text:line-break/><text:line-break/><text:span text:style-name="T1">class </text:span><text:span text:style-name="T4">Manager </text:span><text:span text:style-name="T1">extends </text:span><text:span text:style-name="T4">Member {</text:span><text:line-break/><text:span text:style-name="T4"> <text:s text:c="3"/>String </text:span><text:span text:style-name="T16">department</text:span><text:span text:style-name="T4">;</text:span><text:line-break/><text:span text:style-name="T4">}</text:span><text:line-break/><text:line-break/><text:soft-page-break/><text:span text:style-name="T1">public class </text:span><text:span text:style-name="T4">assignment_22 {</text:span><text:line-break/><text:span text:style-name="T4"> <text:s text:c="3"/></text:span><text:span text:style-name="T1">public static void </text:span><text:span text:style-name="T9">main</text:span><text:span text:style-name="T4">(String[] args) {</text:span><text:line-break/><text:span text:style-name="T4"> <text:s text:c="7"/>Employee emp = </text:span><text:span text:style-name="T1">new </text:span><text:span text:style-name="T4">Employee();</text:span><text:line-break/><text:span text:style-name="T4"> <text:s text:c="7"/>emp.</text:span><text:span text:style-name="T16">name </text:span><text:span text:style-name="T4">= </text:span><text:span text:style-name="T20">"param"</text:span><text:span text:style-name="T4">;</text:span><text:line-break/><text:span text:style-name="T4"> <text:s text:c="7"/>emp.</text:span><text:span text:style-name="T16">age </text:span><text:span text:style-name="T4">= </text:span><text:span text:style-name="T18">21</text:span><text:span text:style-name="T4">;</text:span><text:line-break/><text:span text:style-name="T4"> <text:s text:c="7"/>emp.</text:span><text:span text:style-name="T16">phoneNumber </text:span><text:span text:style-name="T4">= </text:span><text:span text:style-name="T20">"1234567890"</text:span><text:span text:style-name="T4">;</text:span><text:line-break/><text:span text:style-name="T4"> <text:s text:c="7"/>emp.</text:span><text:span text:style-name="T16">address </text:span><text:span text:style-name="T4">= </text:span><text:span text:style-name="T20">"vikas puri 121"</text:span><text:span text:style-name="T4">;</text:span><text:line-break/><text:span text:style-name="T4"> <text:s text:c="7"/>emp.</text:span><text:span text:style-name="T16">salary </text:span><text:span text:style-name="T4">= </text:span><text:span text:style-name="T18">50000</text:span><text:span text:style-name="T4">;</text:span><text:line-break/><text:span text:style-name="T4"> <text:s text:c="7"/>emp.</text:span><text:span text:style-name="T16">specialization </text:span><text:span text:style-name="T4">= </text:span><text:span text:style-name="T20">"Software Development"</text:span><text:span text:style-name="T4">;</text:span><text:line-break/><text:line-break/><text:span text:style-name="T4"> <text:s text:c="7"/>Manager mgr = </text:span><text:span text:style-name="T1">new </text:span><text:span text:style-name="T4">Manager();</text:span><text:line-break/><text:span text:style-name="T4"> <text:s text:c="7"/>mgr.</text:span><text:span text:style-name="T16">name </text:span><text:span text:style-name="T4">= </text:span><text:span text:style-name="T20">"Ajey"</text:span><text:span text:style-name="T4">;</text:span><text:line-break/><text:span text:style-name="T4"> <text:s text:c="7"/>mgr.</text:span><text:span text:style-name="T16">age </text:span><text:span text:style-name="T4">= </text:span><text:span text:style-name="T18">35</text:span><text:span text:style-name="T4">;</text:span><text:line-break/><text:span text:style-name="T4"> <text:s text:c="7"/>mgr.</text:span><text:span text:style-name="T16">phoneNumber </text:span><text:span text:style-name="T4">= </text:span><text:span text:style-name="T20">"9876543210"</text:span><text:span text:style-name="T4">;</text:span><text:line-break/><text:span text:style-name="T4"> <text:s text:c="7"/>mgr.</text:span><text:span text:style-name="T16">address </text:span><text:span text:style-name="T4">= </text:span><text:span text:style-name="T20">"noida 62"</text:span><text:span text:style-name="T4">;</text:span><text:line-break/><text:span text:style-name="T4"> <text:s text:c="7"/>mgr.</text:span><text:span text:style-name="T16">salary </text:span><text:span text:style-name="T4">= </text:span><text:span text:style-name="T18">300000</text:span><text:span text:style-name="T4">;</text:span><text:line-break/><text:span text:style-name="T4"> <text:s text:c="7"/>mgr.</text:span><text:span text:style-name="T16">department </text:span><text:span text:style-name="T4">= </text:span><text:span text:style-name="T20">"PV-signal"</text:span><text:span text:style-name="T4">;</text:span><text:line-break/><text:line-break/><text:span text:style-name="T4"> <text:s text:c="7"/>System.</text:span><text:span text:style-name="T14">out</text:span><text:span text:style-name="T4">.println(</text:span><text:span text:style-name="T20">"Employee Details:"</text:span><text:span text:style-name="T4">);</text:span><text:line-break/><text:span text:style-name="T4"> <text:s text:c="7"/>System.</text:span><text:span text:style-name="T14">out</text:span><text:span text:style-name="T4">.println(</text:span><text:span text:style-name="T20">"Name: " </text:span><text:span text:style-name="T4">+ emp.</text:span><text:span text:style-name="T16">name</text:span><text:span text:style-name="T4">);</text:span><text:line-break/><text:span text:style-name="T4"> <text:s text:c="7"/>System.</text:span><text:span text:style-name="T14">out</text:span><text:span text:style-name="T4">.println(</text:span><text:span text:style-name="T20">"Age: " </text:span><text:span text:style-name="T4">+ emp.</text:span><text:span text:style-name="T16">age</text:span><text:span text:style-name="T4">);</text:span><text:line-break/><text:span text:style-name="T4"> <text:s text:c="7"/>System.</text:span><text:span text:style-name="T14">out</text:span><text:span text:style-name="T4">.println(</text:span><text:span text:style-name="T20">"Phone Number: " </text:span><text:span text:style-name="T4">+ emp.</text:span><text:span text:style-name="T16">phoneNumber</text:span><text:span text:style-name="T4">);</text:span><text:line-break/><text:span text:style-name="T4"> <text:s text:c="7"/>System.</text:span><text:span text:style-name="T14">out</text:span><text:span text:style-name="T4">.println(</text:span><text:span text:style-name="T20">"Address: " </text:span><text:span text:style-name="T4">+ emp.</text:span><text:span text:style-name="T16">address</text:span><text:span text:style-name="T4">);</text:span><text:line-break/><text:span text:style-name="T4"> <text:s text:c="7"/>emp.printSalary(); </text:span><text:span text:style-name="T11">// Call the method to print salary</text:span><text:line-break/><text:span text:style-name="T11"> <text:s text:c="7"/></text:span><text:span text:style-name="T4">System.</text:span><text:span text:style-name="T14">out</text:span><text:span text:style-name="T4">.println(</text:span><text:span text:style-name="T20">"Specialization: " </text:span><text:span text:style-name="T4">+ emp.</text:span><text:span text:style-name="T16">specialization</text:span><text:span text:style-name="T4">);</text:span><text:line-break/><text:line-break/><text:span text:style-name="T4"> <text:s text:c="7"/>System.</text:span><text:span text:style-name="T14">out</text:span><text:span text:style-name="T4">.println(</text:span><text:span text:style-name="T20">"</text:span><text:span text:style-name="T1">\n</text:span><text:span text:style-name="T20">Manager Details:"</text:span><text:span text:style-name="T4">);</text:span><text:line-break/><text:span text:style-name="T4"> <text:s text:c="7"/>System.</text:span><text:span text:style-name="T14">out</text:span><text:span text:style-name="T4">.println(</text:span><text:span text:style-name="T20">"Name: " </text:span><text:span text:style-name="T4">+ mgr.</text:span><text:span text:style-name="T16">name</text:span><text:span text:style-name="T4">);</text:span><text:line-break/><text:span text:style-name="T4"> <text:s text:c="7"/>System.</text:span><text:span text:style-name="T14">out</text:span><text:span text:style-name="T4">.println(</text:span><text:span text:style-name="T20">"Age: " </text:span><text:span text:style-name="T4">+ mgr.</text:span><text:span text:style-name="T16">age</text:span><text:span text:style-name="T4">);</text:span><text:line-break/><text:span text:style-name="T4"> <text:s text:c="7"/>System.</text:span><text:span text:style-name="T14">out</text:span><text:span text:style-name="T4">.println(</text:span><text:span text:style-name="T20">"Phone Number: " </text:span><text:span text:style-name="T4">+ mgr.</text:span><text:span text:style-name="T16">phoneNumber</text:span><text:span text:style-name="T4">);</text:span><text:line-break/><text:span text:style-name="T4"> <text:s text:c="7"/>System.</text:span><text:span text:style-name="T14">out</text:span><text:span text:style-name="T4">.println(</text:span><text:span text:style-name="T20">"Address: " </text:span><text:span text:style-name="T4">+ mgr.</text:span><text:span text:style-name="T16">address</text:span><text:span text:style-name="T4">);</text:span><text:line-break/><text:span text:style-name="T4"> <text:s text:c="7"/>mgr.printSalary(); </text:span><text:span text:style-name="T11">// Call the method to print salary</text:span><text:line-break/><text:span text:style-name="T11"> <text:s text:c="7"/></text:span><text:span text:style-name="T4">System.</text:span><text:span text:style-name="T14">out</text:span><text:span text:style-name="T4">.println(</text:span><text:span text:style-name="T20">"Department: " </text:span><text:span text:style-name="T4">+ mgr.</text:span><text:span text:style-name="T16">department</text:span><text:span text:style-name="T4">);</text:span><text:line-break/><text:span text:style-name="T4"> <text:s text:c="3"/>}</text:span><text:line-break/><text:span text:style-name="T4">}</text:span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7:27:42.654214833</meta:creation-date>
    <dc:date>2024-03-14T17:04:19.023852952</dc:date>
    <meta:editing-duration>PT8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7" meta:paragraph-count="76" meta:word-count="1259" meta:character-count="10942" meta:non-whitespace-character-count="7621"/>
  </office:meta>
</office:document-meta>
</file>